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87ff89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7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gr9" style:family="graphic" style:parent-style-name="standard">
      <style:graphic-properties draw:stroke="none" svg:stroke-color="#000000" draw:fill="none" draw:fill-color="#ffffff" fo:min-height="0.549cm"/>
    </style:style>
    <style:style style:name="gr10" style:family="graphic" style:parent-style-name="standard">
      <style:graphic-properties draw:stroke="none" svg:stroke-color="#000000" draw:fill="none" draw:fill-color="#ffffff" fo:min-height="0.275cm"/>
    </style:style>
    <style:style style:name="gr11" style:family="graphic" style:parent-style-name="standard">
      <style:graphic-properties svg:stroke-color="#000000" draw:fill="solid" draw:fill-color="#808000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color="#808080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2.8cm" svg:x="22.5cm" svg:y="0.175cm">
          <text:p text:style-name="P1"/>
          <text:p text:style-name="P1"/>
          <text:p text:style-name="P1"/>
          <text:p text:style-name="P1"/>
          <text:p text:style-name="P1"/>
          <text:p text:style-name="P1">VM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5.6cm" svg:height="2.8cm" svg:x="6.5cm" svg:y="0.175cm">
          <text:p text:style-name="P1">New Intermedate Languages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cm" svg:height="2.8cm" svg:x="0.1cm" svg:y="0.175cm">
          <text:p text:style-name="P1">QVT Declarative</text:p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cm" svg:height="1.2cm" svg:x="0.5cm" svg:y="1.375cm">
          <text:p text:style-name="P1">QVT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.2cm" svg:x="3.7cm" svg:y="1.375cm">
          <text:p text:style-name="P1">QVTc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cm" svg:height="0.4cm" svg:x="2.5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6.9cm" svg:y="1.375cm">
          <text:p text:style-name="P1">QVTu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5.7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3.7cm" svg:y="1.375cm">
          <text:p text:style-name="P1">QVTc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2.5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10.1cm" svg:y="1.375cm">
          <text:p text:style-name="P1">QVT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8.9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2cm" svg:x="19.7cm" svg:y="1.375cm">
          <text:p text:style-name="P1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2cm" svg:height="0.4cm" svg:x="12.1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cm" svg:height="1.4cm" svg:x="22.9cm" svg:y="1.3cm">
          <text:p text:style-name="P1">OCL</text:p>
          <text:p text:style-name="P1">U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cm" svg:height="1.4cm" svg:x="13.3cm" svg:y="3.375cm">
          <text:p text:style-name="P1"><text:span text:style-name="T1">ALF</text:span></text:p>
          <text:p text:style-name="P1"><text:span text:style-name="T1">QVTo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0.8cm" svg:x="14.1cm" svg:y="2.57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2cm" svg:height="1.4cm" svg:x="6.9cm" svg:y="3.375cm">
          <text:p text:style-name="P1"><text:span text:style-name="T1">ATL</text:span><text:span text:style-name="T1"><text:line-break/></text:span><text:span text:style-name="T1">ETL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0.8cm" svg:x="7.7cm" svg:y="2.57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3.9cm" svg:height="0.882cm" svg:x="9.3cm" svg:y="3.875cm">
          <draw:text-box>
            <text:p><text:span text:style-name="T2">composition</text:span></text:p>
          </draw:text-box>
        </draw:frame>
        <draw:custom-shape draw:style-name="gr6" draw:text-style-name="P1" draw:layer="layout" svg:width="1.2cm" svg:height="0.4cm" svg:x="16.1cm" svg:y="3.4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2cm" svg:height="0.4cm" svg:x="2.5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4.3cm" svg:height="1.199cm" svg:x="17.2cm" svg:y="3.1cm">
          <draw:text-box>
            <text:p text:style-name="P1"><text:span text:style-name="T3">program-to-program</text:span><text:span text:style-name="T3"><text:line-break/></text:span><text:span text:style-name="T3">transformation</text:span></text:p>
          </draw:text-box>
        </draw:frame>
        <draw:custom-shape draw:style-name="gr3" draw:text-style-name="P5" draw:layer="layout" svg:width="1.2cm" svg:height="0.6cm" svg:x="16.1cm" svg:y="4.199cm">
          <text:p text:style-name="P1"><text:span text:style-name="T4">XYZ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5.2cm" svg:height="0.725cm" svg:x="17.3cm" svg:y="4.099cm">
          <draw:text-box>
            <text:p text:style-name="P6"><text:span text:style-name="T3">language representation</text:span></text:p>
          </draw:text-box>
        </draw:frame>
        <draw:custom-shape draw:style-name="gr11" draw:text-style-name="P1" draw:layer="layout" svg:width="1.7cm" svg:height="1.6cm" svg:x="10.3cm" svg:y="2.275cm">
          <text:p/>
          <draw:enhanced-geometry svg:viewBox="0 0 21600 21600" draw:mirror-horizontal="true" draw:mirror-vertical="true" draw:text-areas="0 0 21600 21600" draw:type="circular-arrow" draw:modifiers="145.227587992013 14.500946821004 8270.721695091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2cm" svg:height="1.2cm" svg:x="22.9cm" svg:y="3.375cm">
          <text:p text:style-name="P1">Ja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4cm" svg:height="0.675cm" svg:x="23.7cm" svg:y="2.7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2cm" svg:height="1.2cm" svg:x="19.7cm" svg:y="1.375cm">
          <text:p text:style-name="P1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2cm" svg:height="1.2cm" svg:x="21.7cm" svg:y="1.375cm">
          <text:p text:style-name="P1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1.2cm" svg:x="13.3cm" svg:y="1.375cm">
          <text:p text:style-name="P1">QVT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.2cm" svg:x="16.5cm" svg:y="1.375cm">
          <text:p text:style-name="P1">QVT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0.4cm" svg:x="15.3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2cm" svg:height="0.4cm" svg:x="18.5cm" svg:y="1.7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7cm" svg:height="1.4cm" svg:x="0.2cm" svg:y="3.4cm">
          <text:p text:style-name="P1"><text:span text:style-name="T1">Henshin</text:span><text:span text:style-name="T1"><text:line-break/></text:span><text:span text:style-name="T1">UMLX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cm" svg:height="0.8cm" svg:x="1.3cm" svg:y="2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49M17S</meta:editing-duration>
    <meta:editing-cycles>15</meta:editing-cycles>
    <meta:generator>OpenOffice/4.0.1$Win32 OpenOffice.org_project/401m5$Build-9714</meta:generator>
    <dc:date>2016-07-21T18:06:47.28</dc:date>
    <dc:creator>Edward Willink</dc:creator>
    <meta:document-statistic meta:object-count="36"/>
  </office:meta>
</office:document-meta>
</file>